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53890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c3ad" officeooo:paragraph-rsid="005504d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ae4" officeooo:paragraph-rsid="005504d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ddd4" officeooo:paragraph-rsid="0019eb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242ae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c3ad" officeooo:paragraph-rsid="005504d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>
      <style:paragraph-properties fo:text-align="start" style:justify-single-word="false"/>
      <style:text-properties officeooo:paragraph-rsid="002bf1a0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bf1a0" officeooo:paragraph-rsid="002bf1a0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3890a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2bf1a0"/>
    </style:style>
    <style:style style:name="P12" style:family="paragraph" style:parent-style-name="Standard" style:list-style-name="L6">
      <style:paragraph-properties fo:text-align="start" style:justify-single-word="false"/>
      <style:text-properties officeooo:paragraph-rsid="004e8808"/>
    </style:style>
    <style:style style:name="P13" style:family="paragraph" style:parent-style-name="Standard" style:list-style-name="L7">
      <style:paragraph-properties fo:text-align="start" style:justify-single-word="false"/>
      <style:text-properties officeooo:paragraph-rsid="004fd718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4b4b2f" officeooo:paragraph-rsid="0053890a"/>
    </style:style>
    <style:style style:name="P15" style:family="paragraph" style:parent-style-name="Standard" style:list-style-name="L9">
      <style:paragraph-properties fo:text-align="start" style:justify-single-word="false"/>
      <style:text-properties officeooo:rsid="004b4b2f" officeooo:paragraph-rsid="005504d4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b4b2f" officeooo:paragraph-rsid="0053890a" style:font-size-asian="12pt" style:font-weight-asian="normal" style:font-size-complex="12pt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b4b2f" officeooo:paragraph-rsid="005504d4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4f9a7" officeooo:paragraph-rsid="0053890a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cc3ad" officeooo:paragraph-rsid="005504d4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2ccbad" officeooo:paragraph-rsid="005504d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69e0d" officeooo:paragraph-rsid="00569e0d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69e0d" officeooo:paragraph-rsid="00569e0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fd718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fd718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4e8808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4e8808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4d4" officeooo:paragraph-rsid="005504d4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officeooo:paragraph-rsid="004fd718"/>
    </style:style>
    <style:style style:name="P29" style:family="paragraph" style:parent-style-name="Standard" style:list-style-name="L4">
      <style:paragraph-properties fo:text-align="start" style:justify-single-word="false"/>
      <style:text-properties officeooo:rsid="004e8808" officeooo:paragraph-rsid="004e8808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4e8808" officeooo:paragraph-rsid="004e8808"/>
    </style:style>
    <style:style style:name="P31" style:family="paragraph" style:parent-style-name="Standard" style:list-style-name="L6">
      <style:paragraph-properties fo:text-align="start" style:justify-single-word="false"/>
      <style:text-properties officeooo:rsid="004e8808" officeooo:paragraph-rsid="004e8808"/>
    </style:style>
    <style:style style:name="P32" style:family="paragraph" style:parent-style-name="Standard" style:list-style-name="L7">
      <style:paragraph-properties fo:text-align="start" style:justify-single-word="false"/>
      <style:text-properties officeooo:rsid="004e8808" officeooo:paragraph-rsid="004fd718"/>
    </style:style>
    <style:style style:name="P33" style:family="paragraph" style:parent-style-name="Standard" style:list-style-name="L5">
      <style:paragraph-properties fo:text-align="start" style:justify-single-word="false"/>
      <style:text-properties officeooo:rsid="005504d4" officeooo:paragraph-rsid="005504d4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4ce031" officeooo:paragraph-rsid="004ce031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4d01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e2b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b4b2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175ba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1748f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80dc9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4d01c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e2be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b4b2f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175ba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504d4" style:font-size-asian="12pt" style:font-weight-asian="bold" style:font-size-complex="1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42ae4" style:font-weight-asian="bold" style:font-weight-complex="bold"/>
    </style:style>
    <style:style style:name="T24" style:family="text">
      <style:text-properties fo:font-weight="bold" officeooo:rsid="0051f956" style:font-weight-asian="bold" style:font-weight-complex="bold"/>
    </style:style>
    <style:style style:name="T25" style:family="text">
      <style:text-properties fo:font-weight="bold" officeooo:rsid="005175ba" style:font-weight-asian="bold" style:font-weight-complex="bold"/>
    </style:style>
    <style:style style:name="T26" style:family="text">
      <style:text-properties officeooo:rsid="00242ae4"/>
    </style:style>
    <style:style style:name="T27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4023be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49b675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4ce031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4e8808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2bf1a0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4ce031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4e8808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40" style:family="text">
      <style:text-properties officeooo:rsid="004fd718"/>
    </style:style>
    <style:style style:name="T41" style:family="text">
      <style:text-properties officeooo:rsid="005175ba"/>
    </style:style>
    <style:style style:name="T42" style:family="text">
      <style:text-properties officeooo:rsid="00580dc9"/>
    </style:style>
    <style:style style:name="T43" style:family="text">
      <style:text-properties officeooo:rsid="005365d0"/>
    </style:style>
    <style:style style:name="T44" style:family="text">
      <style:text-properties officeooo:rsid="005504d4"/>
    </style:style>
    <style:style style:name="T45" style:family="text">
      <style:text-properties officeooo:rsid="004fbb38"/>
    </style:style>
    <style:style style:name="T46" style:family="text">
      <style:text-properties officeooo:rsid="0050be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3</text:span><text:span text:style-name="T17">0</text:span><text:span text:style-name="T14">2</text:span><text:span text:style-name="T13"> - </text:span><text:span text:style-name="T15">Flight - </text:span><text:span text:style-name="T13">Takeoff, </text:span><text:span text:style-name="T16">Basic </text:span><text:span text:style-name="T13">Navigation,</text:span><text:span text:style-name="T21"> Jettison,</text:span><text:span text:style-name="T13"> Landing</text:span></text:p>
      <text:p text:style-name="P21">Same as A-10C</text:p>
      <text:p text:style-name="P22"/>
      <text:p text:style-name="P1">Takeoff</text:p>
      <text:list xml:id="list712432217" text:style-name="L1">
        <text:list-item>
          <text:p text:style-name="P10"><text:span text:style-name="T12">Trim</text:span><text:span text:style-name="T4"> ... </text:span><text:span text:style-name="T5">Set to </text:span><text:span text:style-name="T19">Takeoff Trim</text:span><text:span text:style-name="T5"> with button outboard of throttle</text:span></text:p>
        </text:list-item>
        <text:list-item>
          <text:p text:style-name="P10"><text:span text:style-name="T11">Flaps</text:span><text:span text:style-name="T3"> ... </text:span><text:span text:style-name="T19">MVR position</text:span><text:span text:style-name="T5"> (</text:span><text:span text:style-name="T3">middle switch position)</text:span></text:p>
        </text:list-item>
        <text:list-item>
          <text:p text:style-name="P14"><text:span text:style-name="T3">S</text:span><text:span text:style-name="T1">peedbrakes ... Retracted</text:span></text:p>
        </text:list-item>
        <text:list-item>
          <text:p text:style-name="P10"><text:span text:style-name="T8">Brakes will hold </text:span><text:span text:style-name="T9">100%</text:span><text:span text:style-name="T8"> throttle</text:span><text:span text:style-name="T9">.</text:span></text:p>
        </text:list-item>
        <text:list-item>
          <text:p text:style-name="P16">Begin takeoff run<text:span text:style-name="T42">.</text:span></text:p>
        </text:list-item>
        <text:list-item>
          <text:p text:style-name="P16">Disengage NWS at <text:span text:style-name="T22">70 kts</text:span><text:span text:style-name="T43"> (Flip-down Trigger press)</text:span><text:span text:style-name="T42">.</text:span></text:p>
        </text:list-item>
        <text:list-item>
          <text:p text:style-name="P16">Rotate at <text:span text:style-name="T22">135 kts</text:span> to <text:span text:style-name="T22">10 deg AOA</text:span> and let it fly itself up off the runway.</text:p>
        </text:list-item>
      </text:list>
      <text:list xml:id="list3538502386" text:style-name="L2">
        <text:list-item>
          <text:list>
            <text:list-item>
              <text:p text:style-name="P18">Don't go over <text:span text:style-name="T22">13 deg</text:span> or risk tailstrike.</text:p>
            </text:list-item>
          </text:list>
        </text:list-item>
      </text:list>
      <text:list xml:id="list184831675829508" text:continue-list="list712432217" text:style-name="L1">
        <text:list-item>
          <text:p text:style-name="P16">Gear and flaps up. <text:s/>(Flaps will retract automatically at 185 kts if they're not up already.)</text:p>
        </text:list-item>
      </text:list>
      <text:p text:style-name="P4"/>
      <text:p text:style-name="P8"><text:span text:style-name="T28">Basic </text:span><text:span text:style-name="T29">Navigation </text:span><text:span text:style-name="T30">(see </text:span><text:span text:style-name="T31">other</text:span><text:span text:style-name="T30"> page</text:span><text:span text:style-name="T31">s</text:span><text:span text:style-name="T30"> for adding</text:span><text:span text:style-name="T32">/editing</text:span><text:span text:style-name="T30"> </text:span><text:span text:style-name="T33">waypoints</text:span><text:span text:style-name="T30">)</text:span></text:p>
      <text:p text:style-name="P9">Waypoints<text:span text:style-name="T40">/Steerpoints</text:span></text:p>
      <text:list xml:id="list3031504765" text:style-name="L3">
        <text:list-item>
          <text:p text:style-name="P23">In A-10 vocab, "steerpoint" is the currently selected "waypoint".</text:p>
        </text:list-item>
      </text:list>
      <text:list xml:id="list1394291025" text:style-name="L4">
        <text:list-item>
          <text:p text:style-name="P11"><text:span text:style-name="T36">Select </text:span><text:span text:style-name="T37">steerpoint with </text:span><text:span text:style-name="T32">STEER</text:span><text:span text:style-name="T37"> rocker switch on UFC (left side of UFC)</text:span><text:span text:style-name="T36">.</text:span></text:p>
        </text:list-item>
        <text:list-item>
          <text:p text:style-name="P29"><text:span text:style-name="T29">T</text:span><text:span text:style-name="T27">adpole</text:span><text:span text:style-name="T35"> on HUD shows direction to steerpoint.</text:span></text:p>
        </text:list-item>
        <text:list-item>
          <text:p text:style-name="P29"><text:span text:style-name="T36">H</text:span><text:span text:style-name="T35">UD shows more steerpoint information in lower right data stack:</text:span></text:p>
        </text:list-item>
      </text:list>
      <text:list xml:id="list2952505744" text:style-name="L5">
        <text:list-item>
          <text:list>
            <text:list-item>
              <text:p text:style-name="P33"><text:span text:style-name="T38">1</text:span><text:span text:style-name="T35">st line shows radar altitude.</text:span></text:p>
            </text:list-item>
            <text:list-item>
              <text:p text:style-name="P34"><text:span text:style-name="T38">2nd line shows c</text:span><text:span text:style-name="T35">urrent steerpoint number</text:span><text:span text:style-name="T39"> </text:span><text:span text:style-name="T38">/</text:span><text:span text:style-name="T39"> </text:span><text:span text:style-name="T38">name</text:span><text:span text:style-name="T35">. <text:s/>Example: 2/BRIDGE is steerpoint 2, which is named "BRIDGE".</text:span></text:p>
            </text:list-item>
            <text:list-item>
              <text:p text:style-name="P25">3rd line shows distance.</text:p>
            </text:list-item>
            <text:list-item>
              <text:p text:style-name="P30"><text:span text:style-name="T35">4th line shows ETE</text:span><text:span text:style-name="T39"> </text:span><text:span text:style-name="T35">/</text:span><text:span text:style-name="T39"> </text:span><text:span text:style-name="T35">TOT</text:span><text:span text:style-name="T39"> deviation</text:span><text:span text:style-name="T35">.</text:span></text:p>
            </text:list-item>
            <text:list-item>
              <text:p text:style-name="P27">5th line shows current time.</text:p>
            </text:list-item>
          </text:list>
        </text:list-item>
      </text:list>
      <text:list xml:id="list184832231738825" text:continue-list="list1394291025" text:style-name="L4">
        <text:list-item>
          <text:p text:style-name="P26">HSI compass (center instrument panel, under artificial horizon) can also show bearing and distance:</text:p>
        </text:list-item>
      </text:list>
      <text:list xml:id="list2489626546" text:style-name="L6">
        <text:list-item>
          <text:list>
            <text:list-item>
              <text:p text:style-name="P31"><text:span text:style-name="T38">O</text:span><text:span text:style-name="T35">n the outermost ring, </text:span><text:span text:style-name="T27">pointer 2</text:span><text:span text:style-name="T35"> always points to the </text:span><text:span text:style-name="T27">steerpoint</text:span><text:span text:style-name="T35">. <text:s/>(Pointer 1 points to TACAN, see below.)</text:span></text:p>
            </text:list-item>
            <text:list-item>
              <text:p text:style-name="P12"><text:span text:style-name="T38">Press </text:span><text:span text:style-name="T34">STR PT</text:span><text:span text:style-name="T38"> button below HSI to show bearing and distance</text:span><text:span text:style-name="T39"> to steerpoint</text:span><text:span text:style-name="T38"> in the top corner readouts.</text:span></text:p>
            </text:list-item>
          </text:list>
        </text:list-item>
      </text:list>
      <text:p text:style-name="P9">TACAN</text:p>
      <text:list xml:id="list2288998503" text:style-name="L7">
        <text:list-item>
          <text:p text:style-name="P24">TACAN panel is on right console<text:span text:style-name="T44"> inboard</text:span> rear.</text:p>
        </text:list-item>
        <text:list-item>
          <text:p text:style-name="P28"><text:span text:style-name="T6">Use knobs to set channel and X/Y, turn </text:span><text:span text:style-name="T18">Mode</text:span><text:span text:style-name="T6"> dial to </text:span><text:span text:style-name="T18">T/R</text:span><text:span text:style-name="T6"> or </text:span><text:span text:style-name="T18">A/A</text:span><text:span text:style-name="T6"> as needed.</text:span></text:p>
        </text:list-item>
        <text:list-item>
          <text:p text:style-name="P32"><text:span text:style-name="T27">HSI compass</text:span><text:span text:style-name="T35"> (center instrument panel, under artificial horizon) can show bearing and distance:</text:span></text:p>
          <text:list>
            <text:list-item>
              <text:p text:style-name="P13"><text:span text:style-name="T38">On the outermost ring, </text:span><text:span text:style-name="T34">pointer </text:span><text:span text:style-name="T33">1</text:span><text:span text:style-name="T38"> always points to the </text:span><text:span text:style-name="T33">TACAN</text:span><text:span text:style-name="T39"> station</text:span><text:span text:style-name="T38">. <text:s/>(Pointer </text:span><text:span text:style-name="T39">2</text:span><text:span text:style-name="T38"> points to </text:span><text:span text:style-name="T39">the steerpoint</text:span><text:span text:style-name="T38">, see </text:span><text:span text:style-name="T39">above</text:span><text:span text:style-name="T38">.)</text:span></text:p>
            </text:list-item>
            <text:list-item>
              <text:p text:style-name="P13"><text:span text:style-name="T38">Press </text:span><text:span text:style-name="T33">TCN</text:span><text:span text:style-name="T38"> button below HSI to show bearing and distance </text:span><text:span text:style-name="T39">to TACAN </text:span><text:span text:style-name="T38">in the top corner readouts.</text:span></text:p>
            </text:list-item>
          </text:list>
        </text:list-item>
      </text:list>
      <text:p text:style-name="P5"/>
      <text:p text:style-name="P2">Jettison<text:span text:style-name="T45"> -- WIP needs verification</text:span></text:p>
      <text:list xml:id="list2692714652" text:style-name="L8">
        <text:list-item>
          <text:p text:style-name="P19">On <text:span text:style-name="T22">DSMS</text:span> page, press <text:span text:style-name="T22">SJET</text:span> OSB (T4).</text:p>
        </text:list-item>
        <text:list-item>
          <text:p text:style-name="P19">Press OSBs next to pylons to jettison.</text:p>
        </text:list-item>
        <text:list-item>
          <text:p text:style-name="P19">Select jettison mode with <text:span text:style-name="T22">T5 OSB</text:span>: <text:span text:style-name="T22">RACK</text:span>, <text:span text:style-name="T22">STR</text:span>, or <text:span text:style-name="T22">MSL</text:span>.</text:p>
          <text:list>
            <text:list-item>
              <text:p text:style-name="P19">RACK jettisons the entire pylon and weapon rack, STR jettisons the stores only, and MSL fires a missile (Maverick or Sidewinder??) without arming or guiding.</text:p>
            </text:list-item>
          </text:list>
        </text:list-item>
        <text:list-item>
          <text:p text:style-name="P19">Press <text:span text:style-name="T22">Red Button</text:span> to jettison. <text:s/>MASTER ARM must be ARM.</text:p>
        </text:list-item>
      </text:list>
      <text:p text:style-name="P6"/>
      <text:p text:style-name="P3">Landing<text:span text:style-name="T46"> -- WIP but should be basically accurate</text:span></text:p>
      <text:list xml:id="list3279788281" text:style-name="L9">
        <text:list-item>
          <text:p text:style-name="P15"><text:span text:style-name="T2">S</text:span><text:span text:style-name="T1">peed brakes </text:span><text:span text:style-name="T7">at</text:span><text:span text:style-name="T1"> </text:span><text:span text:style-name="T10">40%</text:span><text:span text:style-name="T20"> out</text:span><text:span text:style-name="T7"> (no indicator, so guess).</text:span></text:p>
        </text:list-item>
        <text:list-item>
          <text:p text:style-name="P17">Gear down<text:span text:style-name="T41"> below </text:span><text:span text:style-name="T25">250 kts.</text:span></text:p>
        </text:list-item>
        <text:list-item>
          <text:p text:style-name="P17">Flaps full down<text:span text:style-name="T41"> below </text:span><text:span text:style-name="T25">185 kts.</text:span></text:p>
        </text:list-item>
        <text:list-item>
          <text:p text:style-name="P17"><text:span text:style-name="T22">500 fpm</text:span> descent rate<text:span text:style-name="T42">.</text:span></text:p>
        </text:list-item>
        <text:list-item>
          <text:p text:style-name="P17">No need to flare<text:span text:style-name="T42">.</text:span></text:p>
        </text:list-item>
        <text:list-item>
          <text:p text:style-name="P20">After stopping, retract <text:span text:style-name="T22">airbrake</text:span>, set flaps to <text:span text:style-name="T22">HALF</text:span>, and press<text:span text:style-name="T26"> </text:span><text:span text:style-name="T23">Trim Reset</text:span><text:span text:style-name="T26"> button (</text:span><text:span text:style-name="T23">Trim Hat </text:span><text:span text:style-name="T24">Press</text:span><text:span text:style-name="T26">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18:48:31.450000000</dc:date>
    <meta:editing-duration>PT22H46M27S</meta:editing-duration>
    <meta:editing-cycles>5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5" meta:word-count="454" meta:character-count="2520" meta:non-whitespace-character-count="2143"/>
  </office:meta>
</office:document-meta>
</file>